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" fo:font-size="11pt" fo:font-style="normal" fo:font-weight="bold" officeooo:rsid="00374b55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Arial" fo:font-size="11pt" fo:font-style="normal" fo:font-weight="bold" officeooo:rsid="00488c4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style:font-name="Arial" fo:font-size="11pt" fo:font-style="normal" fo:font-weight="bold" officeooo:rsid="00488c42" officeooo:paragraph-rsid="004c0cec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text-properties style:font-name="Arial" fo:font-size="11pt" fo:font-style="normal" fo:font-weight="bold" officeooo:rsid="004893b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text-properties style:font-name="Arial" fo:font-size="11pt" fo:font-style="normal" fo:font-weight="bold" officeooo:rsid="00552d9c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style:font-name="Arial" fo:font-size="11pt" fo:font-style="normal" fo:font-weight="bold" officeooo:rsid="004f86b8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style:font-name="Arial" fo:font-size="11pt" fo:font-style="normal" fo:font-weight="bold" officeooo:rsid="004f86b8" officeooo:paragraph-rsid="0065fb2f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text-properties style:font-name="Arial" fo:font-size="11pt" fo:font-style="normal" fo:font-weight="bold" officeooo:rsid="004f86b8" officeooo:paragraph-rsid="0066f34a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text-properties style:font-name="Arial" fo:font-size="11pt" fo:font-style="normal" fo:font-weight="bold" officeooo:rsid="005c13c5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text-properties style:font-name="Arial" fo:font-size="11pt" fo:font-style="normal" fo:font-weight="bold" officeooo:rsid="0061eb5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style:font-name="Arial" fo:font-size="11pt" fo:font-style="normal" fo:font-weight="bold" officeooo:rsid="0066f34a" officeooo:paragraph-rsid="0066f34a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text-properties style:font-name="Arial" fo:font-size="11pt" fo:font-style="normal" fo:font-weight="bold" officeooo:rsid="006d5371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text-properties style:font-name="Arial" fo:font-size="11pt" fo:font-style="normal" fo:font-weight="bold" officeooo:rsid="00714330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text-properties style:font-name="Arial" fo:font-size="11pt" fo:font-style="normal" fo:font-weight="bold" officeooo:rsid="00730693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text-properties style:font-name="Arial" fo:font-size="11pt" fo:font-style="normal" fo:font-weight="normal" officeooo:rsid="003d38a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style:font-name="Arial" fo:font-size="11pt" fo:font-style="normal" fo:font-weight="normal" officeooo:rsid="000afa74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style:font-name="Arial" fo:font-size="11pt" fo:font-style="normal" fo:font-weight="normal" officeooo:rsid="0035762b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style:font-name="Arial" fo:font-size="11pt" fo:font-style="normal" fo:font-weight="normal" officeooo:rsid="006a833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33" style:family="paragraph" style:parent-style-name="Standard">
      <style:text-properties officeooo:paragraph-rsid="000e34b9"/>
    </style:style>
    <style:style style:name="P34" style:family="paragraph" style:parent-style-name="Standard">
      <style:text-properties officeooo:paragraph-rsid="000afa74"/>
    </style:style>
    <style:style style:name="P35" style:family="paragraph" style:parent-style-name="Standard">
      <style:text-properties officeooo:paragraph-rsid="0013cf80"/>
    </style:style>
    <style:style style:name="P36" style:family="paragraph" style:parent-style-name="Standard">
      <style:text-properties officeooo:paragraph-rsid="00305af5"/>
    </style:style>
    <style:style style:name="P37" style:family="paragraph" style:parent-style-name="Standard">
      <style:text-properties officeooo:paragraph-rsid="00332961"/>
    </style:style>
    <style:style style:name="P38" style:family="paragraph" style:parent-style-name="Standard">
      <style:text-properties officeooo:paragraph-rsid="00374b55"/>
    </style:style>
    <style:style style:name="P39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Standard">
      <style:text-properties style:text-line-through-style="none" style:text-line-through-type="none" style:font-name="Arial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Standard">
      <style:text-properties style:text-line-through-style="solid" style:text-line-through-type="single"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Standard">
      <style:text-properties style:text-line-through-style="solid" style:text-line-through-type="single" officeooo:paragraph-rsid="000afa74"/>
    </style:style>
    <style:style style:name="P43" style:family="paragraph" style:parent-style-name="Standard">
      <style:text-properties officeooo:paragraph-rsid="004f86b8"/>
    </style:style>
    <style:style style:name="P44" style:family="paragraph" style:parent-style-name="Standard">
      <style:text-properties officeooo:paragraph-rsid="00600000"/>
    </style:style>
    <style:style style:name="P45" style:family="paragraph" style:parent-style-name="Standard">
      <style:text-properties officeooo:paragraph-rsid="0066f34a"/>
    </style:style>
    <style:style style:name="P46" style:family="paragraph" style:parent-style-name="Standard">
      <style:text-properties officeooo:paragraph-rsid="000afa74"/>
    </style:style>
    <style:style style:name="P47" style:family="paragraph" style:parent-style-name="Standard">
      <style:text-properties style:font-name="Arial" fo:font-size="11pt" fo:font-style="normal" fo:font-weight="bold" officeooo:rsid="00714330" officeooo:paragraph-rsid="000afa74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" fo:font-size="11pt" fo:font-style="normal" fo:font-weight="bold" officeooo:rsid="003d38a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Arial" fo:font-size="11pt" fo:font-style="normal" fo:font-weight="bold" officeooo:rsid="004167bf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Arial" fo:font-size="11pt" fo:font-style="normal" fo:font-weight="bold" officeooo:rsid="00417ef2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font-name="Arial" fo:font-size="11pt" fo:font-style="normal" fo:font-weight="bold" officeooo:rsid="0044672e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Arial" fo:font-size="11pt" fo:font-style="normal" fo:font-weight="bold" officeooo:rsid="00488c42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Arial" fo:font-size="11pt" fo:font-style="normal" fo:font-weight="bold" officeooo:rsid="004893be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Arial" fo:font-size="11pt" fo:font-style="normal" fo:font-weight="bold" officeooo:rsid="004c0cec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style:font-name="Arial" fo:font-size="11pt" fo:font-style="normal" fo:font-weight="bold" officeooo:rsid="004f86b8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style:font-name="Arial" fo:font-size="11pt" fo:font-style="normal" fo:font-weight="bold" officeooo:rsid="0051366c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style:font-name="Arial" fo:font-size="11pt" fo:font-style="normal" fo:font-weight="bold" officeooo:rsid="00552d9c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style:font-name="Arial" fo:font-size="11pt" fo:font-style="normal" fo:font-weight="bold" officeooo:rsid="0056ac95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style:font-name="Arial" fo:font-size="11pt" fo:font-style="normal" fo:font-weight="bold" officeooo:rsid="0056cd29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style:font-name="Arial" fo:font-size="11pt" fo:font-style="normal" fo:font-weight="bold" officeooo:rsid="0059c179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font-name="Arial" fo:font-size="11pt" fo:font-style="normal" fo:font-weight="bold" officeooo:rsid="005b577b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style="normal" fo:font-weight="bold" officeooo:rsid="005c13c5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style="normal" fo:font-weight="bold" officeooo:rsid="00600000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style="normal" fo:font-weight="bold" officeooo:rsid="0061eb54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fo:font-weight="bold" officeooo:rsid="0064a365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style="normal" fo:font-weight="bold" officeooo:rsid="0066f34a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style:font-name="Arial" fo:font-size="11pt" fo:font-style="normal" fo:font-weight="bold" officeooo:rsid="006d5371" style:font-size-asian="11pt" style:font-style-asian="normal" style:font-weight-asian="bold" style:font-size-complex="11pt" style:font-style-complex="normal" style:font-weight-complex="bold"/>
    </style:style>
    <style:style style:name="T39" style:family="text">
      <style:text-properties style:font-name="Arial" fo:font-size="11pt" fo:font-style="normal" fo:font-weight="bold" officeooo:rsid="006d7d34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style:font-name="Arial" fo:font-size="11pt" fo:font-style="normal" fo:font-weight="bold" officeooo:rsid="00714330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Arial" fo:font-size="11pt" fo:font-style="normal" fo:font-weight="bold" officeooo:rsid="00730693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style="normal" fo:font-weight="bold" officeooo:rsid="00732c76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Arial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Arial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Arial" fo:font-size="11pt" fo:font-style="normal" fo:font-weight="normal" officeooo:rsid="0059c179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Arial" fo:font-size="11pt" fo:font-style="normal" fo:font-weight="normal" officeooo:rsid="006a8335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51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52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53" style:family="text">
      <style:text-properties style:font-name="Arial" fo:font-size="18pt" fo:font-style="italic" officeooo:rsid="0068c84d" style:font-size-asian="18pt" style:font-style-asian="italic" style:font-size-complex="18pt" style:font-style-complex="italic"/>
    </style:style>
    <style:style style:name="T54" style:family="text">
      <style:text-properties style:font-name="Arial" fo:font-size="18pt" fo:font-style="italic" officeooo:rsid="006a8335" style:font-size-asian="18pt" style:font-style-asian="italic" style:font-size-complex="18pt" style:font-style-complex="italic"/>
    </style:style>
    <style:style style:name="T55" style:family="text">
      <style:text-properties style:font-name="Arial" fo:font-size="18pt" fo:font-style="italic" officeooo:rsid="00746a38" style:font-size-asian="18pt" style:font-style-asian="italic" style:font-size-complex="18pt" style:font-style-complex="italic"/>
    </style:style>
    <style:style style:name="T56" style:family="text">
      <style:text-properties officeooo:rsid="000c6f4e"/>
    </style:style>
    <style:style style:name="T57" style:family="text">
      <style:text-properties officeooo:rsid="000e34b9"/>
    </style:style>
    <style:style style:name="T58" style:family="text">
      <style:text-properties officeooo:rsid="00115aa4"/>
    </style:style>
    <style:style style:name="T59" style:family="text">
      <style:text-properties officeooo:rsid="00156704"/>
    </style:style>
    <style:style style:name="T60" style:family="text">
      <style:text-properties officeooo:rsid="001bf1a4"/>
    </style:style>
    <style:style style:name="T61" style:family="text">
      <style:text-properties officeooo:rsid="001d8e3e"/>
    </style:style>
    <style:style style:name="T62" style:family="text">
      <style:text-properties officeooo:rsid="00205e12"/>
    </style:style>
    <style:style style:name="T63" style:family="text">
      <style:text-properties fo:font-weight="normal" officeooo:rsid="002a104a" style:font-weight-asian="normal" style:font-weight-complex="normal"/>
    </style:style>
    <style:style style:name="T64" style:family="text">
      <style:text-properties fo:font-weight="normal" officeooo:rsid="002ee05c" style:font-weight-asian="normal" style:font-weight-complex="normal"/>
    </style:style>
    <style:style style:name="T65" style:family="text">
      <style:text-properties fo:font-weight="normal" officeooo:rsid="00305af5" style:font-weight-asian="normal" style:font-weight-complex="normal"/>
    </style:style>
    <style:style style:name="T66" style:family="text">
      <style:text-properties fo:font-weight="normal" officeooo:rsid="0034ca76" style:font-weight-asian="normal" style:font-weight-complex="normal"/>
    </style:style>
    <style:style style:name="T67" style:family="text">
      <style:text-properties fo:font-weight="normal" officeooo:rsid="0035762b" style:font-weight-asian="normal" style:font-weight-complex="normal"/>
    </style:style>
    <style:style style:name="T68" style:family="text">
      <style:text-properties fo:font-weight="normal" officeooo:rsid="006c7d02" style:font-weight-asian="normal" style:font-weight-complex="normal"/>
    </style:style>
    <style:style style:name="T69" style:family="text">
      <style:text-properties officeooo:rsid="002a104a"/>
    </style:style>
    <style:style style:name="T70" style:family="text">
      <style:text-properties officeooo:rsid="002e85f8"/>
    </style:style>
    <style:style style:name="T71" style:family="text">
      <style:text-properties officeooo:rsid="0034658c"/>
    </style:style>
    <style:style style:name="T72" style:family="text">
      <style:text-properties officeooo:rsid="00367d74"/>
    </style:style>
    <style:style style:name="T73" style:family="text">
      <style:text-properties officeooo:rsid="0036d49a"/>
    </style:style>
    <style:style style:name="T74" style:family="text">
      <style:text-properties officeooo:rsid="00374b55"/>
    </style:style>
    <style:style style:name="T75" style:family="text">
      <style:text-properties officeooo:rsid="003817fd"/>
    </style:style>
    <style:style style:name="T76" style:family="text">
      <style:text-properties officeooo:rsid="003963ec"/>
    </style:style>
    <style:style style:name="T77" style:family="text">
      <style:text-properties officeooo:rsid="003d34bd"/>
    </style:style>
    <style:style style:name="T78" style:family="text">
      <style:text-properties officeooo:rsid="003edbd2"/>
    </style:style>
    <style:style style:name="T79" style:family="text">
      <style:text-properties officeooo:rsid="004167bf"/>
    </style:style>
    <style:style style:name="T80" style:family="text">
      <style:text-properties officeooo:rsid="0044672e"/>
    </style:style>
    <style:style style:name="T81" style:family="text">
      <style:text-properties style:text-line-through-style="none" style:text-line-through-type="none" fo:font-weight="normal" officeooo:rsid="004734a5" style:font-weight-asian="normal" style:font-weight-complex="normal"/>
    </style:style>
    <style:style style:name="T82" style:family="text">
      <style:text-properties style:text-line-through-style="none" style:text-line-through-type="none" style:font-name="Arial" fo:font-size="11pt" fo:font-style="normal" fo:font-weight="bold" officeooo:rsid="00484299" style:font-size-asian="11pt" style:font-style-asian="normal" style:font-weight-asian="bold" style:font-size-complex="11pt" style:font-style-complex="normal" style:font-weight-complex="bold"/>
    </style:style>
    <style:style style:name="T83" style:family="text">
      <style:text-properties style:text-line-through-style="none" style:text-line-through-type="none"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84" style:family="text">
      <style:text-properties officeooo:rsid="004f86b8"/>
    </style:style>
    <style:style style:name="T85" style:family="text">
      <style:text-properties officeooo:rsid="0056ac95"/>
    </style:style>
    <style:style style:name="T86" style:family="text">
      <style:text-properties officeooo:rsid="00571a5f"/>
    </style:style>
    <style:style style:name="T87" style:family="text">
      <style:text-properties officeooo:rsid="005b577b"/>
    </style:style>
    <style:style style:name="T88" style:family="text">
      <style:text-properties officeooo:rsid="005d2ddd"/>
    </style:style>
    <style:style style:name="T89" style:family="text">
      <style:text-properties officeooo:rsid="005deda8"/>
    </style:style>
    <style:style style:name="T90" style:family="text">
      <style:text-properties officeooo:rsid="0064a365"/>
    </style:style>
    <style:style style:name="T91" style:family="text">
      <style:text-properties officeooo:rsid="0065fb2f"/>
    </style:style>
    <style:style style:name="T92" style:family="text">
      <style:text-properties officeooo:rsid="0066f34a"/>
    </style:style>
    <style:style style:name="T93" style:family="text">
      <style:text-properties officeooo:rsid="0068c84d"/>
    </style:style>
    <style:style style:name="T94" style:family="text">
      <style:text-properties fo:font-weight="bold" officeooo:rsid="0068c84d" style:font-weight-asian="bold" style:font-weight-complex="bold"/>
    </style:style>
    <style:style style:name="T95" style:family="text">
      <style:text-properties officeooo:rsid="006c7d02"/>
    </style:style>
    <style:style style:name="T96" style:family="text">
      <style:text-properties officeooo:rsid="0077df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34"><text:span text:style-name="T50">V</text:span><text:span text:style-name="T51">ersion 0.</text:span><text:span text:style-name="T53">6.</text:span><text:span text:style-name="T55">3 </text:span><text:span text:style-name="T52">(</text:span><text:span text:style-name="T54">J</text:span><text:span text:style-name="T55">uly 1</text:span><text:span text:style-name="T53">,</text:span><text:span text:style-name="T52"> 2021)</text:span></text:p>
      <text:p text:style-name="P32"/>
      <text:p text:style-name="P32"/>
      <text:p text:style-name="P2">Game<text:line-break/><text:tab/>DataModel</text:p>
      <text:p text:style-name="P3"><text:tab/><text:tab/>Instance</text:p>
      <text:p text:style-name="P3"><text:tab/><text:tab/><text:tab/><text:span text:style-name="T60">Standard Instance API:</text:span></text:p>
      <text:p text:style-name="P3"><text:tab/><text:tab/><text:tab/><text:span text:style-name="T61">Instance.GetChild(string Name);</text:span></text:p>
      <text:p text:style-name="P33"><text:span text:style-name="T2"><text:tab/><text:tab/><text:tab/></text:span><text:span text:style-name="T43">Get</text:span><text:span text:style-name="T44">s</text:span><text:span text:style-name="T43"> a child of this Instance with the </text:span><text:span text:style-name="T45">name</text:span><text:span text:style-name="T43"> Name</text:span></text:p>
      <text:p text:style-name="P33"><text:span text:style-name="T43"><text:tab/><text:tab/><text:tab/></text:span><text:span text:style-name="T15">Instance.GetFirstChildOfType(string ClassName);</text:span></text:p>
      <text:p text:style-name="P33"><text:span text:style-name="T15"><text:tab/><text:tab/><text:tab/></text:span><text:span text:style-name="T45">Gets the first child of this Instance with the ClassName ClassName.</text:span></text:p>
      <text:p text:style-name="P13"><text:tab/><text:tab/><text:tab/>Instance.GetLastChildOfType(string ClassName);</text:p>
      <text:p text:style-name="P37"><text:span text:style-name="T15"><text:tab/><text:tab/><text:tab/></text:span><text:span text:style-name="T45">Gets the last child of this Instance with the ClassName ClassName.</text:span></text:p>
      <text:p text:style-name="P3"><text:tab/><text:tab/><text:tab/><text:span text:style-name="T61">Instance.GetChildAt(int Id);</text:span></text:p>
      <text:p text:style-name="P3"><text:tab/><text:tab/><text:tab/><text:span text:style-name="T64">Get</text:span><text:span text:style-name="T65">s</text:span><text:span text:style-name="T64"> the child ID of this Instance.</text:span></text:p>
      <text:p text:style-name="P3"><text:tab/><text:tab/><text:tab/><text:span text:style-name="T61">Instance.GetFirstChild();</text:span></text:p>
      <text:p text:style-name="P3"><text:tab/><text:tab/><text:tab/><text:span text:style-name="T64">Get</text:span><text:span text:style-name="T65">s </text:span><text:span text:style-name="T64">the first child of this instance.</text:span></text:p>
      <text:p text:style-name="P3"><text:tab/><text:tab/><text:tab/><text:span text:style-name="T61">Instance.GetLastChild();</text:span></text:p>
      <text:p text:style-name="P3"><text:tab/><text:tab/><text:tab/><text:span text:style-name="T65">Gets the last child of this Instance.</text:span></text:p>
      <text:p text:style-name="P3"><text:tab/><text:tab/><text:tab/><text:span text:style-name="T61">Instance.GetParent();</text:span></text:p>
      <text:p text:style-name="P3"><text:tab/><text:tab/><text:tab/><text:span text:style-name="T65">Gets the Parent of this Instance.</text:span></text:p>
      <text:p text:style-name="P3"><text:span text:style-name="T65"><text:tab/><text:tab/><text:tab/></text:span><text:span text:style-name="T95">Instance.GetAllChildrenOfType(string ClassName);</text:span></text:p>
      <text:p text:style-name="P3"><text:tab/><text:tab/><text:tab/><text:span text:style-name="T68">Gets all children of this Instance with the ClassName ClassName.</text:span></text:p>
      <text:p text:style-name="P3"/>
      <text:p text:style-name="P3"><text:tab/><text:tab/><text:tab/><text:span text:style-name="T61">Instance.AddChild(</text:span><text:span text:style-name="T71">Instance</text:span><text:span text:style-name="T61"> Chl);</text:span></text:p>
      <text:p text:style-name="P33"><text:span text:style-name="T2"><text:tab/><text:tab/><text:tab/></text:span><text:span text:style-name="T46">Adds the Instance </text:span><text:span text:style-name="T47">Chl</text:span><text:span text:style-name="T46"> to the children of this Instance.</text:span></text:p>
      <text:p text:style-name="P33"><text:span text:style-name="T46"><text:tab/><text:tab/><text:tab/></text:span><text:span text:style-name="T18">Instance.AddChild(string ClassName);</text:span></text:p>
      <text:p text:style-name="P28"><text:tab/><text:tab/><text:tab/>Adds a new Instance of type Lightning.Core.&lt;ClassName&gt; to the children of this Instance. </text:p>
      <text:p text:style-name="P33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33"><text:span text:style-name="T11"><text:tab/><text:tab/><text:tab/></text:span><text:span text:style-name="T47">Removes the Instance Chl from the children of this Instance.</text:span></text:p>
      <text:p text:style-name="P5"><text:span text:style-name="T61"><text:tab/><text:tab/><text:tab/>Instance.Remove</text:span><text:span text:style-name="T62">Child(string Name);</text:span></text:p>
      <text:p text:style-name="P5"><text:tab/><text:tab/><text:tab/><text:span text:style-name="T66">Removes the Instance with Name Name from the children of this Instance.</text:span></text:p>
      <text:p text:style-name="P3"><text:tab/><text:tab/><text:tab/><text:span text:style-name="T61">Instance.RemoveChildAt(int Id);</text:span></text:p>
      <text:p text:style-name="P3"><text:tab/><text:tab/><text:tab/><text:span text:style-name="T66">Removes the Instance at index Id from the children of this Instance.</text:span></text:p>
      <text:p text:style-name="P5"><text:tab/><text:tab/><text:tab/><text:span text:style-name="T62">Instance.RemoveAllChildren();</text:span></text:p>
      <text:p text:style-name="P3"><text:tab/><text:tab/><text:tab/><text:span text:style-name="T67">Removes all children of this Instance.</text:span></text:p>
      <text:p text:style-name="P30"><text:tab/><text:tab/><text:tab/><text:span text:style-name="T94">Instance.GetChildren();</text:span></text:p>
      <text:p text:style-name="P30"><text:span text:style-name="T94"><text:tab/><text:tab/><text:tab/></text:span><text:span text:style-name="T93">Returns all children of this Instnace.</text:span></text:p>
      <text:p text:style-name="P3"><text:span text:style-name="T67"><text:tab/><text:tab/><text:tab/></text:span><text:span text:style-name="T85">DataModelSerialiser</text:span></text:p>
      <text:p text:style-name="P29"><text:tab/><text:tab/><text:tab/><text:tab/><text:span text:style-name="T85">DDMS_Serialise(string Path);</text:span></text:p>
      <text:p text:style-name="P29"><text:tab/><text:tab/><text:tab/><text:tab/><text:span text:style-name="T85">DDMS_Deserialise(string Path);</text:span></text:p>
      <text:p text:style-name="P29"/>
      <text:p text:style-name="P3"><text:tab/><text:tab/><text:tab/><text:span text:style-name="T57">Service</text:span></text:p>
      <text:p text:style-name="P3"><text:tab/><text:tab/><text:tab/><text:tab/><text:span text:style-name="T57">LightingService</text:span></text:p>
      <text:p text:style-name="P3"><text:tab/><text:tab/><text:tab/><text:tab/><text:span text:style-name="T59">NetworkReplicator</text:span></text:p>
      <text:p text:style-name="P3"><text:tab/><text:tab/><text:tab/><text:tab/><text:span text:style-name="T59">NetworkService</text:span></text:p>
      <text:p text:style-name="P36"><text:span text:style-name="T2"><text:tab/><text:tab/><text:tab/><text:tab/></text:span><text:span text:style-name="T3">PhysicsService<text:line-break/><text:tab/><text:tab/><text:tab/><text:tab/>RenderService</text:span></text:p>
      <text:p text:style-name="P33"><text:span text:style-name="T3"><text:tab/><text:tab/><text:tab/><text:tab/></text:span><text:span text:style-name="T12">ScriptingService [Critical] </text:span></text:p>
      <text:p text:style-name="P33"><text:soft-page-break/><text:span text:style-name="T12"><text:tab/><text:tab/><text:tab/><text:tab/></text:span><text:span text:style-name="T13">SoundServic</text:span><text:span text:style-name="T31">e</text:span></text:p>
      <text:p text:style-name="P33"><text:span text:style-name="T31"><text:tab/><text:tab/><text:tab/><text:tab/><text:tab/></text:span><text:span text:style-name="T48">Play</text:span><text:span text:style-name="T49">();</text:span></text:p>
      <text:p text:style-name="P31"><text:tab/><text:tab/><text:tab/><text:tab/><text:tab/>Pause();</text:p>
      <text:p text:style-name="P31"><text:tab/><text:tab/><text:tab/><text:tab/><text:tab/></text:p>
      <text:p text:style-name="P4"><text:tab/><text:tab/><text:tab/><text:tab/><text:span text:style-name="T69">UIService </text:span><text:span text:style-name="T63">(Iris2) </text:span></text:p>
      <text:p text:style-name="P6"><text:tab/><text:tab/><text:tab/><text:tab/><text:span text:style-name="T58">SettingsService</text:span></text:p>
      <text:p text:style-name="P6"><text:tab/><text:tab/><text:tab/><text:tab/></text:p>
      <text:p text:style-name="P6"><text:tab/><text:tab/><text:tab/><text:tab/><text:tab/><text:span text:style-name="T72">OnStart():</text:span></text:p>
      <text:p text:style-name="P6"><text:tab/><text:tab/><text:tab/><text:tab/><text:tab/><text:span text:style-name="T72">OnShutdown();</text:span></text:p>
      <text:p text:style-name="P41"><text:tab/><text:tab/><text:tab/><text:tab/><text:tab/><text:span text:style-name="T72">delegate OnUnexpectedShutdown(); </text:span><text:span text:style-name="T73">=&gt; Notifies SCM immediately </text:span><text:span text:style-name="T81">REPLACED WITH SERVICENOTIFICATIONS April 9, 2021</text:span></text:p>
      <text:p text:style-name="P6"><text:tab/><text:tab/><text:tab/><text:tab/><text:tab/><text:span text:style-name="T73">ServiceImportance Importance</text:span></text:p>
      <text:p text:style-name="P6"><text:tab/><text:tab/><text:tab/><text:tab/><text:tab/><text:span text:style-name="T75">OnPoll();</text:span></text:p>
      <text:p text:style-name="P8"><text:tab/><text:tab/><text:tab/><text:span text:style-name="T72">ServiceControlManager</text:span></text:p>
      <text:p text:style-name="P9"><text:tab/><text:tab/><text:tab/><text:tab/><text:span text:style-name="T74">ServiceStartResult </text:span><text:span text:style-name="T77">I</text:span><text:span text:style-name="T74">nitStartupServices(List&lt;ServiceStartupCommand&gt; StartupServices)</text:span></text:p>
      <text:p text:style-name="P38"><text:span text:style-name="T2"><text:tab/><text:tab/><text:tab/><text:tab/></text:span><text:span text:style-name="T17">ServiceStartResult StartService(Type TypeOfService)</text:span></text:p>
      <text:p text:style-name="P14"><text:tab/><text:tab/><text:tab/><text:tab/>private bool StartService_CheckForDuplicateServiceRunning(Type TypeOfService)</text:p>
      <text:p text:style-name="P14"><text:tab/><text:tab/><text:tab/><text:tab/>GetService(string <text:span text:style-name="T79">Class</text:span>Name)</text:p>
      <text:p text:style-name="P38"><text:span text:style-name="T17"><text:tab/><text:tab/><text:tab/><text:tab/>KillService(string </text:span><text:span text:style-name="T19">Class</text:span><text:span text:style-name="T17">Name)</text:span></text:p>
      <text:p text:style-name="P14"><text:tab/><text:tab/><text:tab/><text:tab/>ServiceShutdownResult ShutdownAllServices()</text:p>
      <text:p text:style-name="P14"><text:tab/><text:tab/><text:tab/><text:tab/><text:span text:style-name="T79">IsServiceRunning(string ClassName)</text:span></text:p>
      <text:p text:style-name="P9"><text:tab/><text:tab/><text:tab/><text:span text:style-name="T86">TestScripting (TEST Object)</text:span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34"><text:span text:style-name="T2"><text:tab/><text:tab/><text:tab/><text:tab/><text:tab/>[Static] Color</text:span><text:span text:style-name="T3">4</text:span><text:span text:style-name="T2">.FromRelative(string Colour);</text:span></text:p>
      <text:p text:style-name="P34"><text:span text:style-name="T2"><text:tab/><text:tab/><text:tab/><text:tab/><text:tab/>[Static] Color</text:span><text:span text:style-name="T3">4.</text:span><text:span text:style-name="T2">FromHex(string Colour);</text:span></text:p>
      <text:p text:style-name="P34"><text:span text:style-name="T2"><text:tab/><text:tab/><text:tab/><text:tab/></text:span><text:span text:style-name="T26">Control</text:span></text:p>
      <text:p text:style-name="P34"><text:span text:style-name="T26"><text:tab/><text:tab/><text:tab/><text:tab/><text:tab/>SDL.SDL_Ke</text:span><text:span text:style-name="T27">ysyn</text:span><text:span text:style-name="T26"> KeyCode { get; set; }</text:span></text:p>
      <text:p text:style-name="P34"><text:span text:style-name="T26"><text:tab/><text:tab/><text:tab/><text:tab/><text:tab/></text:span><text:span text:style-name="T28">bool IsRepeated { get; set; } </text:span></text:p>
      <text:p text:style-name="P34"><text:span text:style-name="T2"><text:tab/><text:tab/><text:tab/><text:tab/></text:span><text:span text:style-name="T6">EnumInstance</text:span></text:p>
      <text:p text:style-name="P34"><text:span text:style-name="T6"><text:tab/><text:tab/><text:tab/><text:tab/><text:tab/></text:span><text:span text:style-name="T9">EnumInstance.AddValue(string Name);</text:span></text:p>
      <text:p text:style-name="P34"><text:span text:style-name="T9"><text:tab/><text:tab/><text:tab/><text:tab/><text:tab/>EnumInstance.AddVal</text:span><text:span text:style-name="T10">ue(int Id);</text:span></text:p>
      <text:p text:style-name="P11"><text:tab/><text:tab/><text:tab/><text:tab/><text:tab/>EnumValue</text:p>
      <text:p text:style-name="P34"><text:span text:style-name="T6"><text:tab/><text:tab/><text:tab/><text:tab/></text:span><text:span text:style-name="T9">Game</text:span><text:span text:style-name="T7">Metadata</text:span></text:p>
      <text:p text:style-name="P35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35"><text:span text:style-name="T7"><text:tab/><text:tab/><text:tab/><text:tab/><text:tab/></text:span><text:span text:style-name="T11">string GameMetadata.Description</text:span></text:p>
      <text:p text:style-name="P34"><text:span text:style-name="T7"><text:tab/><text:tab/><text:tab/><text:tab/><text:tab/></text:span><text:span text:style-name="T9">Game</text:span><text:span text:style-name="T7">Metadata.CreationDate</text:span></text:p>
      <text:p text:style-name="P34"><text:span text:style-name="T7"><text:tab/><text:tab/><text:tab/><text:tab/><text:tab/></text:span><text:span text:style-name="T9">Game</text:span><text:span text:style-name="T8">Metadata.LastModifiedDate</text:span></text:p>
      <text:p text:style-name="P34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57">[Operator]*</text:span></text:p>
      <text:p text:style-name="P39"><text:tab/><text:tab/><text:tab/><text:tab/><text:span text:style-name="T76">Game</text:span><text:span text:style-name="T58">Settings</text:span></text:p>
      <text:p text:style-name="P39"><text:tab/><text:tab/><text:tab/><text:tab/><text:tab/><text:tab/><text:span text:style-name="T78">GetSettingResult GetSetting(string Name);</text:span></text:p>
      <text:p text:style-name="P40"><text:tab/><text:tab/><text:tab/><text:tab/><text:tab/><text:span text:style-name="T76">GameS</text:span><text:span text:style-name="T60">etting</text:span></text:p>
      <text:p text:style-name="P40"><text:tab/><text:tab/><text:tab/><text:tab/><text:tab/><text:tab/><text:span text:style-name="T78">string GameSetting.SettingName;</text:span></text:p>
      <text:p text:style-name="P40"><text:tab/><text:tab/><text:tab/><text:tab/><text:tab/><text:tab/><text:span text:style-name="T78">Type GameSetting.SettingType;</text:span></text:p>
      <text:p text:style-name="P40"><text:tab/><text:tab/><text:tab/><text:tab/><text:tab/><text:tab/><text:span text:style-name="T78">object GameSetting.SettingValue;</text:span></text:p>
      <text:p text:style-name="P3"><text:tab/><text:tab/><text:tab/><text:tab/><text:span text:style-name="T56">PhysicalObject</text:span></text:p>
      <text:p text:style-name="P2"><text:tab/><text:tab/><text:tab/><text:tab/><text:tab/><text:span text:style-name="T56">Vector2 Position</text:span></text:p>
      <text:p text:style-name="P2"><text:tab/><text:tab/><text:tab/><text:tab/><text:tab/><text:span text:style-name="T56">Vector2 Size</text:span></text:p>
      <text:p text:style-name="P34"><text:span text:style-name="T2"><text:tab/><text:tab/><text:tab/><text:tab/><text:tab/></text:span><text:span text:style-name="T4">string </text:span><text:span text:style-name="T5">SpritePath</text:span></text:p>
      <text:p text:style-name="P34"><text:span text:style-name="T5"><text:tab/><text:tab/><text:tab/><text:tab/><text:tab/></text:span><text:span text:style-name="T36">int Zindex { get; set; } </text:span></text:p>
      <text:p text:style-name="P42"><text:soft-page-break/><text:span text:style-name="T5"><text:tab/><text:tab/><text:tab/><text:tab/><text:tab/></text:span><text:span text:style-name="T13">private </text:span><text:span text:style-name="T20">Texture</text:span><text:span text:style-name="T13"> SDLSurface { get; set; } </text:span><text:span text:style-name="T82">As of 4/11/2021 </text:span><text:span text:style-name="T83">Textures are children of PhysicalObjects.</text:span></text:p>
      <text:p text:style-name="P12"><text:tab/><text:tab/><text:tab/><text:tab/><text:tab/>Animation</text:p>
      <text:p text:style-name="P34"><text:span text:style-name="T5"><text:tab/><text:tab/><text:tab/><text:tab/><text:tab/></text:span><text:span text:style-name="T12">Font</text:span></text:p>
      <text:p text:style-name="P34"><text:span text:style-name="T12"><text:tab/><text:tab/><text:tab/><text:tab/><text:tab/><text:tab/>string </text:span><text:span text:style-name="T40">Family {</text:span><text:span text:style-name="T13"> get; set; }</text:span></text:p>
      <text:p text:style-name="P34"><text:span text:style-name="T13"><text:tab/><text:tab/><text:tab/><text:tab/><text:tab/><text:tab/></text:span><text:span text:style-name="T40">int </text:span><text:span text:style-name="T42">Font</text:span><text:span text:style-name="T41">Size { get; set; }</text:span></text:p>
      <text:p text:style-name="P34"><text:span text:style-name="T13"><text:tab/><text:tab/><text:tab/><text:tab/><text:tab/></text:span><text:span text:style-name="T38">GuiRoot</text:span></text:p>
      <text:p text:style-name="P25"><text:tab/><text:tab/><text:tab/><text:tab/><text:tab/><text:tab/>WorldGui</text:p>
      <text:p text:style-name="P25"><text:tab/><text:tab/><text:tab/><text:tab/><text:tab/><text:tab/>ScreenGui</text:p>
      <text:p text:style-name="P34"><text:span text:style-name="T38"><text:tab/><text:tab/><text:tab/><text:tab/><text:tab/><text:tab/></text:span><text:span text:style-name="T39">SurfaceGui?</text:span></text:p>
      <text:p text:style-name="P34"><text:span text:style-name="T39"><text:tab/><text:tab/><text:tab/><text:tab/><text:tab/><text:tab/></text:span><text:span text:style-name="T40">GuiElement</text:span></text:p>
      <text:p text:style-name="P26"><text:tab/><text:tab/><text:tab/><text:tab/><text:tab/><text:tab/><text:tab/>Button</text:p>
      <text:p text:style-name="P26"><text:tab/><text:tab/><text:tab/><text:tab/><text:tab/><text:tab/><text:tab/><text:tab/><text:span text:style-name="T96">ButtonStyle</text:span></text:p>
      <text:p text:style-name="P26"><text:tab/><text:tab/><text:tab/><text:tab/><text:tab/><text:tab/><text:tab/>Menu</text:p>
      <text:p text:style-name="P26"><text:tab/><text:tab/><text:tab/><text:tab/><text:tab/><text:tab/><text:tab/>Text</text:p>
      <text:p text:style-name="P34"><text:span text:style-name="T40"><text:tab/><text:tab/><text:tab/><text:tab/><text:tab/><text:tab/><text:tab/><text:tab/></text:span><text:span text:style-name="T41">string Content { get; set; }</text:span></text:p>
      <text:p text:style-name="P27"><text:tab/><text:tab/><text:tab/><text:tab/><text:tab/><text:tab/><text:tab/><text:tab/>string FontFamily { get; set; }</text:p>
      <text:p text:style-name="P27"><text:tab/><text:tab/><text:tab/><text:tab/><text:tab/><text:tab/><text:tab/><text:tab/>int FontSize { get; set; }<text:line-break/><text:tab/><text:tab/><text:tab/><text:tab/><text:tab/><text:tab/><text:tab/><text:tab/>bool Bold { get; set; }<text:line-break/><text:tab/><text:tab/><text:tab/><text:tab/><text:tab/><text:tab/><text:tab/><text:tab/>bool Italic { get; set; }</text:p>
      <text:p text:style-name="P27"><text:tab/><text:tab/><text:tab/><text:tab/><text:tab/><text:tab/><text:tab/><text:tab/>bool Underline { get; set; }</text:p>
      <text:p text:style-name="P27"><text:tab/><text:tab/><text:tab/><text:tab/><text:tab/><text:tab/><text:tab/><text:tab/>bool Strikethrough { get; set; }</text:p>
      <text:p text:style-name="P26"><text:tab/><text:tab/><text:tab/><text:tab/><text:tab/><text:tab/><text:tab/>TextBox</text:p>
      <text:p text:style-name="P34"><text:span text:style-name="T40"><text:tab/><text:tab/><text:tab/><text:tab/><text:tab/><text:tab/><text:tab/><text:tab/></text:span><text:span text:style-name="T42">[text is a child…]</text:span></text:p>
      <text:p text:style-name="P26"><text:tab/><text:tab/><text:tab/><text:tab/><text:tab/><text:tab/><text:tab/>(add more later...)</text:p>
      <text:p text:style-name="P10"><text:tab/><text:tab/><text:tab/><text:tab/><text:tab/><text:span text:style-name="T70">Texture</text:span></text:p>
      <text:p text:style-name="P10"><text:tab/><text:tab/><text:tab/><text:tab/><text:tab/><text:tab/><text:span text:style-name="T80">bool IsBackground { get; set; }</text:span></text:p>
      <text:p text:style-name="P34"><text:span text:style-name="T5"><text:tab/><text:tab/><text:tab/><text:tab/><text:tab/><text:tab/></text:span><text:span text:style-name="T12">TextureDisplayMode</text:span></text:p>
      <text:p text:style-name="P34"><text:span text:style-name="T12"><text:tab/><text:tab/><text:tab/><text:tab/><text:tab/><text:tab/><text:tab/>0 = </text:span><text:span text:style-name="T13">Tile</text:span></text:p>
      <text:p text:style-name="P34"><text:span text:style-name="T13"><text:tab/><text:tab/><text:tab/><text:tab/><text:tab/><text:tab/><text:tab/>1 = </text:span><text:span text:style-name="T14">Stretch</text:span></text:p>
      <text:p text:style-name="P34"><text:span text:style-name="T14"><text:tab/><text:tab/><text:tab/><text:tab/><text:tab/><text:tab/><text:tab/>2 = </text:span><text:span text:style-name="T35">Normal</text:span></text:p>
      <text:p text:style-name="P23"><text:tab/><text:tab/><text:tab/><text:tab/><text:tab/><text:tab/><text:tab/>3 = CustomTile</text:p>
      <text:p text:style-name="P23"><text:tab/><text:tab/><text:tab/><text:tab/><text:tab/><text:tab/>int CustomTileAmount { get; set; } </text:p>
      <text:p text:style-name="P34"><text:span text:style-name="T21"><text:tab/><text:tab/><text:tab/><text:tab/><text:tab/></text:span><text:span text:style-name="T22">Primitive</text:span></text:p>
      <text:p text:style-name="P43"><text:span text:style-name="T22"><text:tab/><text:tab/><text:tab/><text:tab/><text:tab/><text:tab/></text:span><text:span text:style-name="T23">Color3 Color { get; set; } </text:span></text:p>
      <text:p text:style-name="P43"><text:span text:style-name="T23"><text:tab/><text:tab/><text:tab/><text:tab/><text:tab/><text:tab/></text:span><text:span text:style-name="T24">bool Filled { get; set; } </text:span><text:span text:style-name="T22"><text:tab/><text:tab/><text:tab/><text:tab/><text:tab/></text:span></text:p>
      <text:p text:style-name="P16"><text:tab/><text:tab/><text:tab/><text:tab/><text:tab/><text:tab/>Rectangle<text:tab/></text:p>
      <text:p text:style-name="P15"><text:tab/><text:tab/><text:tab/><text:tab/><text:tab/><text:tab/><text:tab/></text:p>
      <text:p text:style-name="P15"><text:tab/><text:tab/><text:tab/><text:tab/><text:tab/><text:tab/>Line</text:p>
      <text:p text:style-name="P34"><text:span text:style-name="T22"><text:tab/><text:tab/><text:tab/><text:tab/><text:tab/><text:tab/><text:tab/></text:span><text:span text:style-name="T23">Vector2 Begin { get; set; } </text:span></text:p>
      <text:p text:style-name="P17"><text:tab/><text:tab/><text:tab/><text:tab/><text:tab/><text:tab/><text:tab/>Vector2 End { get; set; }</text:p>
      <text:p text:style-name="P15"><text:tab/><text:tab/><text:tab/><text:tab/><text:tab/><text:tab/>Circle</text:p>
      <text:p text:style-name="P34"><text:span text:style-name="T23"><text:tab/><text:tab/><text:tab/><text:tab/><text:tab/><text:tab/><text:tab/></text:span><text:span text:style-name="T25">(only uses Render method as of 4/13/21)</text:span></text:p>
      <text:p text:style-name="P34"><text:span text:style-name="T25"><text:tab/><text:tab/><text:tab/><text:tab/><text:tab/></text:span><text:span text:style-name="T27">ControllableObject</text:span></text:p>
      <text:p text:style-name="P34"><text:span text:style-name="T27"><text:tab/><text:tab/><text:tab/><text:tab/><text:tab/><text:tab/><text:tab/></text:span><text:span text:style-name="T28">void OnKeyDown(Control Control);</text:span></text:p>
      <text:p text:style-name="P18"><text:tab/><text:tab/><text:tab/><text:tab/><text:tab/><text:tab/><text:tab/>void OnKeyUp(Control Control);</text:p>
      <text:p text:style-name="P18"><text:tab/><text:tab/><text:tab/><text:tab/><text:tab/><text:tab/><text:tab/>void OnMouseDown(Control Control);</text:p>
      <text:p text:style-name="P34"><text:span text:style-name="T28"><text:tab/><text:tab/><text:tab/><text:tab/><text:tab/><text:tab/><text:tab/>void OnMous</text:span><text:span text:style-name="T29">eUp(Control Control);</text:span></text:p>
      <text:p text:style-name="P19"><text:tab/><text:tab/><text:tab/><text:tab/><text:tab/><text:tab/><text:tab/>Camera</text:p>
      <text:p text:style-name="P19"><text:tab/><text:tab/><text:tab/><text:tab/><text:tab/><text:tab/><text:tab/><text:tab/>bool Active { get; set; }</text:p>
      <text:p text:style-name="P19"><text:tab/><text:tab/><text:tab/><text:tab/><text:tab/><text:tab/><text:tab/><text:tab/><text:span text:style-name="T85">CameraType CameraType { get; set; }</text:span></text:p>
      <text:p text:style-name="P34"><text:span text:style-name="T25"><text:tab/><text:tab/><text:tab/><text:tab/><text:tab/><text:tab/><text:tab/><text:tab/></text:span><text:span text:style-name="T30">ref Instance</text:span><text:span text:style-name="T29"> InstanceNameToFollow { get; set; } </text:span><text:span text:style-name="T30">(REFERENCE TO INSTANCE)</text:span></text:p>
      <text:p text:style-name="P19"><text:tab/><text:tab/><text:tab/><text:tab/><text:tab/><text:tab/><text:tab/><text:tab/><text:span text:style-name="T85">CameraType</text:span></text:p>
      <text:p text:style-name="P19"><text:tab/><text:tab/><text:tab/><text:tab/><text:tab/><text:tab/><text:tab/><text:tab/><text:tab/><text:span text:style-name="T85">Free = 0</text:span></text:p>
      <text:p text:style-name="P19"><text:tab/><text:tab/><text:tab/><text:tab/><text:tab/><text:tab/><text:tab/><text:tab/><text:tab/><text:span text:style-name="T85">FollowObject = 1</text:span></text:p>
      <text:p text:style-name="P19"><text:tab/><text:tab/><text:tab/><text:tab/><text:tab/><text:tab/><text:tab/><text:tab/><text:tab/><text:span text:style-name="T85">ChaseObject = 2</text:span></text:p>
      <text:p text:style-name="P19"><text:soft-page-break/><text:tab/><text:tab/><text:tab/><text:tab/><text:tab/><text:tab/><text:tab/><text:tab/><text:tab/><text:span text:style-name="T85">Fixed = 3</text:span></text:p>
      <text:p text:style-name="P19"><text:tab/><text:tab/><text:tab/><text:tab/><text:tab/><text:tab/><text:tab/><text:tab/><text:tab/><text:span text:style-name="T85">[more to come]</text:span></text:p>
      <text:p text:style-name="P19"><text:tab/><text:tab/><text:tab/><text:tab/><text:tab/><text:tab/><text:tab/><text:span text:style-name="T90">Humanoid</text:span></text:p>
      <text:p text:style-name="P20"><text:tab/><text:tab/><text:tab/><text:tab/><text:tab/><text:tab/><text:tab/><text:tab/><text:span text:style-name="T90">string </text:span><text:span text:style-name="T91">Char</text:span><text:span text:style-name="T90">Name { get; set; }</text:span></text:p>
      <text:p text:style-name="P19"><text:tab/><text:tab/><text:tab/><text:tab/><text:tab/><text:tab/><text:tab/><text:tab/><text:span text:style-name="T90">int Health { get; set; }</text:span></text:p>
      <text:p text:style-name="P19"><text:tab/><text:tab/><text:tab/><text:tab/><text:tab/><text:tab/><text:tab/><text:tab/><text:span text:style-name="T90">int MaxHealth { get; set; } </text:span></text:p>
      <text:p text:style-name="P19"><text:tab/><text:tab/><text:tab/><text:tab/><text:tab/><text:tab/><text:tab/><text:tab/><text:span text:style-name="T92">bool Invincible { get; set; }</text:span></text:p>
      <text:p text:style-name="P19"><text:tab/><text:tab/><text:tab/><text:tab/><text:tab/><text:tab/><text:tab/><text:tab/><text:span text:style-name="T92">Vector2 KillPlane { get; set; }</text:span></text:p>
      <text:p text:style-name="P19"><text:tab/><text:tab/><text:tab/><text:tab/><text:tab/><text:tab/><text:tab/><text:tab/><text:span text:style-name="T92">Vector2 RespawnPoint { get; set; }</text:span></text:p>
      <text:p text:style-name="P19"><text:tab/><text:tab/><text:tab/><text:tab/><text:tab/><text:tab/><text:tab/><text:tab/><text:span text:style-name="T92">Color3 LowHealthColour { get; set; }</text:span></text:p>
      <text:p text:style-name="P45"><text:span text:style-name="T25"><text:tab/><text:tab/><text:tab/><text:tab/><text:tab/><text:tab/><text:tab/><text:tab/></text:span><text:span text:style-name="T37">Color3 MediumHealthColour { get; set; }</text:span></text:p>
      <text:p text:style-name="P21"><text:tab/><text:tab/><text:tab/><text:tab/><text:tab/><text:tab/><text:tab/><text:tab/><text:span text:style-name="T92">Color3 HighHealthColour { get; set; }</text:span></text:p>
      <text:p text:style-name="P45"><text:span text:style-name="T25"><text:tab/><text:tab/><text:tab/><text:tab/><text:tab/><text:tab/><text:tab/><text:tab/></text:span><text:span text:style-name="T37">double LowHealthThreshold <text:s/>get; set; }</text:span></text:p>
      <text:p text:style-name="P45"><text:span text:style-name="T25"><text:tab/><text:tab/><text:tab/><text:tab/><text:tab/><text:tab/><text:tab/><text:tab/></text:span><text:span text:style-name="T37">double MediumHealthThreshold { get; set; }</text:span></text:p>
      <text:p text:style-name="P45"><text:span text:style-name="T25"><text:tab/><text:tab/><text:tab/><text:tab/><text:tab/><text:tab/><text:tab/><text:tab/></text:span><text:span text:style-name="T37">double HighHealthThreshold { get; set; }</text:span></text:p>
      <text:p text:style-name="P24"><text:tab/><text:tab/><text:tab/><text:tab/><text:tab/><text:tab/><text:tab/><text:tab/>bool DisplayName { get; set; }</text:p>
      <text:p text:style-name="P24"><text:tab/><text:tab/><text:tab/><text:tab/><text:tab/><text:tab/><text:tab/><text:tab/>bool DisplayHealthBar { get; set; }</text:p>
      <text:p text:style-name="P24"><text:tab/><text:tab/><text:tab/><text:tab/><text:tab/><text:tab/><text:tab/><text:tab/>int HealthBarLength { get; set; }</text:p>
      <text:p text:style-name="P24"><text:tab/><text:tab/><text:tab/><text:tab/><text:tab/><text:tab/><text:tab/><text:tab/>Color3 HealthBarColour2 { get; set; }</text:p>
      <text:p text:style-name="P24"><text:tab/><text:tab/><text:tab/><text:tab/><text:tab/><text:tab/><text:tab/><text:tab/>string KeyLeft { get; set; }</text:p>
      <text:p text:style-name="P24"><text:tab/><text:tab/><text:tab/><text:tab/><text:tab/><text:tab/><text:tab/><text:tab/>string KeyRight { get; set; }</text:p>
      <text:p text:style-name="P24"><text:tab/><text:tab/><text:tab/><text:tab/><text:tab/><text:tab/><text:tab/><text:tab/>string KeyJump { get; set; }</text:p>
      <text:p text:style-name="P19"><text:tab/><text:tab/><text:tab/><text:tab/><text:tab/><text:span text:style-name="T87">Sound</text:span></text:p>
      <text:p text:style-name="P34"><text:span text:style-name="T25"><text:tab/><text:tab/><text:tab/><text:tab/><text:tab/><text:tab/></text:span><text:span text:style-name="T34">bool Is3D { get; set; } </text:span><text:span text:style-name="T32"><text:line-break/><text:tab/><text:tab/><text:tab/><text:tab/><text:tab/><text:tab/></text:span><text:span text:style-name="T33">string Path { get; set; }</text:span></text:p>
      <text:p text:style-name="P44"><text:span text:style-name="T33"><text:tab/><text:tab/><text:tab/><text:tab/><text:tab/><text:tab/></text:span><text:span text:style-name="T32">bool Playing { get; set; }</text:span></text:p>
      <text:p text:style-name="P44"><text:span text:style-name="T32"><text:tab/><text:tab/><text:tab/><text:tab/><text:tab/><text:tab/></text:span><text:span text:style-name="T34">bool Repeat { get; set; }</text:span></text:p>
      <text:p text:style-name="P22"><text:tab/><text:tab/><text:tab/><text:tab/><text:tab/><text:tab/>double Volume { get; set; }</text:p>
      <text:p text:style-name="P22"><text:tab/><text:tab/><text:tab/><text:tab/><text:tab/><text:tab/><text:span text:style-name="T90">int LoopCount { get; set; }</text:span></text:p>
      <text:p text:style-name="P22"><text:tab/><text:tab/><text:tab/><text:tab/><text:tab/><text:tab/><text:span text:style-name="T90">SDL.SDL_Chunk ChunkPtr { get; set; }</text:span></text:p>
      <text:p text:style-name="P22"/>
      <text:p text:style-name="P22"><text:tab/><text:tab/><text:tab/><text:tab/><text:tab/><text:tab/><text:span text:style-name="T88">Sound</text:span><text:span text:style-name="T89">FX</text:span></text:p>
      <text:p text:style-name="P34"><text:span text:style-name="T33"><text:tab/><text:tab/><text:tab/><text:tab/><text:tab/><text:tab/><text:tab/></text:span><text:span text:style-name="T35">PanSoundFX</text:span></text:p>
      <text:p text:style-name="P23"><text:tab/><text:tab/><text:tab/><text:tab/><text:tab/><text:tab/><text:tab/>ReverbSoundFX<text:tab/></text:p>
      <text:p text:style-name="P23"><text:tab/><text:tab/><text:tab/><text:tab/><text:tab/><text:span text:style-name="T92">Sky</text:span></text:p>
      <text:p text:style-name="P23"/>
      <text:p text:style-name="P23"><text:tab/><text:tab/><text:tab/><text:tab/><text:tab/><text:tab/><text:tab/></text:p>
      <text:p text:style-name="P22"><text:tab/><text:tab/><text:tab/><text:tab/><text:tab/><text:tab/><text:tab/></text:p>
      <text:p text:style-name="P22"><text:tab/><text:tab/><text:tab/><text:tab/><text:tab/><text:tab/></text:p>
      <text:p text:style-name="P2"/>
      <text:p text:style-name="P6"><text:tab/><text:tab/><text:tab/><text:tab/>Vector2</text:p>
      <text:p text:style-name="P6"><text:tab/><text:tab/><text:tab/><text:tab/><text:tab/><text:span text:style-name="T57">[Operator]+</text:span></text:p>
      <text:p text:style-name="P6"><text:tab/><text:tab/><text:tab/><text:tab/><text:tab/><text:span text:style-name="T57">[Operator]-</text:span></text:p>
      <text:p text:style-name="P7"><text:tab/><text:tab/><text:tab/><text:tab/><text:tab/><text:span text:style-name="T57">[Operator]/</text:span></text:p>
      <text:p text:style-name="P7"><text:tab/><text:tab/><text:tab/><text:tab/><text:tab/><text:span text:style-name="T84">[Operator]*</text:span></text:p>
      <text:p text:style-name="P7"><text:tab/><text:tab/><text:tab/><text:tab/><text:tab/><text:span text:style-name="T84">[Operator]=</text:span><text:span text:style-name="T85">=</text:span></text:p>
      <text:p text:style-name="P7"><text:tab/><text:tab/><text:tab/><text:tab/><text:tab/><text:span text:style-name="T85">[Operator]!=</text:span></text:p>
      <text:p text:style-name="P7"><text:tab/><text:tab/><text:tab/><text:tab/><text:span text:style-name="T71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7-08T22:34:08.739000000</dc:date>
    <meta:editing-duration>P2DT19H52M14S</meta:editing-duration>
    <meta:editing-cycles>53</meta:editing-cycles>
    <meta:generator>LibreOffice/7.1.4.2$Windows_X86_64 LibreOffice_project/a529a4fab45b75fefc5b6226684193eb000654f6</meta:generator>
    <meta:document-statistic meta:table-count="0" meta:image-count="0" meta:object-count="0" meta:page-count="4" meta:paragraph-count="196" meta:word-count="682" meta:character-count="6188" meta:non-whitespace-character-count="4605"/>
  </office:meta>
</office:document-meta>
</file>